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0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OLOWOKERE J.M.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9" office:value-type="float" office:value="8063816399" calcext:value-type="float">
            <text:p>8063816399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REMINDED HIM ABOUT MY PRODUCTS AND GAVE HIM FEEDBACK ABOUT MY STOCK LEVEL IN AKOL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ABOLUDE Y.A.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132950588" calcext:value-type="float">
            <text:p>8132950588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REMINDED HIM ABOUT MY PRODUCTS AND GAVE HIM FEEDBACK ABOUT MY STOCK LEVEL IN AKOL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ODUGBEMI A.J.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66546560" calcext:value-type="float">
            <text:p>8066546560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REMINDED HER ABOUT MY PRODUCTS AND GAVE HER FEEDBACK ABOUT MY STOCK LEVEL IN AKOL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ADEWALE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60726258" calcext:value-type="float">
            <text:p>8060726258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REMINDED HIM ABOUT MY PRODUCTS AND GAVE HIM FEEDBACK ABOUT MY STOCK LEVEL IN AKOL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OYEDEPO C.B.</text:p>
          </table:table-cell>
          <table:table-cell table:style-name="ce5" office:value-type="string" calcext:value-type="string">
            <text:p>FAMILY MEDICINE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34425498" calcext:value-type="float">
            <text:p>8034425498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REMINDED HER ABOUT MY PRODUCTS AND GAVE HER FEEDBACK ABOUT MY STOCK LEVEL IN AKOL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OMISAKIN</text:p>
          </table:table-cell>
          <table:table-cell table:style-name="ce5" office:value-type="string" calcext:value-type="string">
            <text:p>O&amp;G, SENIOR REGISTRAR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30820910" calcext:value-type="float">
            <text:p>8030820910</text:p>
          </table:table-cell>
          <table:table-cell table:style-name="ce5" office:value-type="string" calcext:value-type="string">
            <text:p>CO-Q10/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PROMISED TO PRESCRIBE MY CO-Q1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ILORI</text:p>
          </table:table-cell>
          <table:table-cell table:style-name="ce5" office:value-type="string" calcext:value-type="string">
            <text:p>O&amp;G, SENIOR REGISTRAR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36156939" calcext:value-type="float">
            <text:p>8036156939</text:p>
          </table:table-cell>
          <table:table-cell table:style-name="ce5" office:value-type="string" calcext:value-type="string">
            <text:p>CO-Q10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HE GAVE AN INSTRUCTION TO OTHER DOCTORS TO START PRESCRIBING OUR PRODUCTS FROM TOMORROW.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office:value-type="string" calcext:value-type="string">
            <text:p>DR AKINTUNDE</text:p>
          </table:table-cell>
          <table:table-cell table:style-name="ce5" office:value-type="string" calcext:value-type="string">
            <text:p>O&amp;G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8032535644" calcext:value-type="float">
            <text:p>8032535644</text:p>
          </table:table-cell>
          <table:table-cell table:style-name="ce5" office:value-type="string" calcext:value-type="string">
            <text:p>CO-Q10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 MY CO-Q1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office:value-type="string" calcext:value-type="string">
            <text:p>DR RAZAQ</text:p>
          </table:table-cell>
          <table:table-cell table:style-name="ce5" office:value-type="string" calcext:value-type="string">
            <text:p>O&amp;G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7033726365" calcext:value-type="float">
            <text:p>7033726365</text:p>
          </table:table-cell>
          <table:table-cell table:style-name="ce5" office:value-type="string" calcext:value-type="string">
            <text:p>CO-Q10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 MY CO-Q10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office:value-type="string" calcext:value-type="string">
            <text:p>DR OJO</text:p>
          </table:table-cell>
          <table:table-cell table:style-name="ce5" office:value-type="string" calcext:value-type="string">
            <text:p>O&amp;G</text:p>
          </table:table-cell>
          <table:table-cell table:style-name="ce5" office:value-type="string" calcext:value-type="string">
            <text:p>UTH, OSOGBO</text:p>
          </table:table-cell>
          <table:table-cell table:style-name="ce5" office:value-type="float" office:value="7030105089" calcext:value-type="float">
            <text:p>7030105089</text:p>
          </table:table-cell>
          <table:table-cell table:style-name="ce5" office:value-type="string" calcext:value-type="string">
            <text:p>CO-Q10/FORT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 MY CO-Q10</text:p>
          </table:table-cell>
          <table:table-cell table:number-columns-repeated="1015"/>
        </table:table-row>
        <table:table-row table:style-name="ro1">
          <table:table-cell/>
          <table:table-cell table:style-name="ce5" table:number-columns-repeated="8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RS TOLULOPE</text:p>
          </table:table-cell>
          <table:table-cell table:style-name="ce5" office:value-type="string" calcext:value-type="string">
            <text:p>AKOL PHARMACY</text:p>
          </table:table-cell>
          <table:table-cell table:style-name="ce9" office:value-type="string" calcext:value-type="string">
            <text:p>OSHOGBO</text:p>
          </table:table-cell>
          <table:table-cell table:style-name="ce5" office:value-type="float" office:value="9134771248" calcext:value-type="float">
            <text:p>9134771248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DOCTORS COMPLAINED THAT MY PRODUCTS WERE NOT AVAILABLE IN AKOL. SURPRISINGLY ONE OF MY SUPPLY WAS NOT POSTED AND <text:s/>PEOPLE AT DISPENSORY WERE NOT INFORMED ABOUT THE PRODUCTS. THAT HAS BEEN RESOLVED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MR ADAMS</text:p>
          </table:table-cell>
          <table:table-cell table:style-name="ce5" office:value-type="string" calcext:value-type="string">
            <text:p>RISQAH PHARMACY</text:p>
          </table:table-cell>
          <table:table-cell table:style-name="ce9" office:value-type="string" calcext:value-type="string">
            <text:p>OSHOGBO</text:p>
          </table:table-cell>
          <table:table-cell table:style-name="ce6" office:value-type="float" office:value="8066850548" calcext:value-type="float">
            <text:p>8066850548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CHECKED STOCK LEVEL OF CO-Q10 AND NERVERON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OLADAYO</text:p>
          </table:table-cell>
          <table:table-cell table:style-name="ce5" office:value-type="string" calcext:value-type="string">
            <text:p>RISQAH PHARMACY</text:p>
          </table:table-cell>
          <table:table-cell table:style-name="ce9" office:value-type="string" calcext:value-type="string">
            <text:p>OSHOGBO</text:p>
          </table:table-cell>
          <table:table-cell table:style-name="ce6" office:value-type="float" office:value="9064583744" calcext:value-type="float">
            <text:p>9064583744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CHECKED STOCK LEVEL OF CO-Q10 AND NERVERON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1T08:15:52.318857381</dc:date>
    <meta:generator>LibreOffice/7.3.7.2$Linux_X86_64 LibreOffice_project/30$Build-2</meta:generator>
    <meta:editing-duration>PT2H10S</meta:editing-duration>
    <meta:editing-cycles>22</meta:editing-cycles>
    <meta:document-statistic meta:table-count="1" meta:cell-count="131" meta:object-count="0"/>
    <meta:user-defined meta:name="AppVersion">16.0300</meta:user-defined>
  </office:meta>
</office:document-meta>
</file>